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Courier New"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 use</text:p>
      <text:p text:style-name="P2">Introduction</text:p>
      <text:p text:style-name="P2">We need to parse a file. This file contain the syntax to use to write a query. At the end of the execution of the algorithm, we must have a regular expression that must parse a sentence and then if the expression is regular or not.</text:p>
      <text:p text:style-name="P2"/>
      <text:p text:style-name="P2">The basic algorithm used is the following: We par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0T13:23:04</meta:creation-date>
    <dc:date>2012-11-10T13:28:21</dc:date>
    <meta:editing-duration>PT12S</meta:editing-duration>
    <meta:editing-cycles>2</meta:editing-cycles>
    <meta:generator>LibreOffice/3.5$MacOSX_x86 LibreOffice_project/7e68ba2-a744ebf-1f241b7-c506db1-7d53735</meta:generator>
    <meta:document-statistic meta:table-count="0" meta:image-count="0" meta:object-count="0" meta:page-count="1" meta:paragraph-count="4" meta:word-count="58" meta:character-count="307" meta:non-whitespace-character-count="253"/>
  </office:meta>
</office:document-meta>
</file>